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FlowTibco.on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FlowTibco.onConsumerMonitorMessage(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FlowTibco.startConsumer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FlowTibco.createConnectionFactoryFromUrl( String jms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